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1d142" officeooo:paragraph-rsid="0061d14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f7146" officeooo:paragraph-rsid="005f7146" style:font-size-asian="11pt" style:font-name-complex="Arial" style:font-size-complex="11pt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469ed" officeooo:paragraph-rsid="006469ed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649e8" officeooo:paragraph-rsid="006649e8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80721" officeooo:paragraph-rsid="00680721" style:font-size-asian="11pt" style:font-name-complex="Arial" style:font-size-complex="11pt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2ee2" officeooo:paragraph-rsid="005e2ee2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officeooo:paragraph-rsid="00540c2c"/>
    </style:style>
    <style:style style:name="P17" style:family="paragraph" style:parent-style-name="Standard">
      <style:text-properties style:font-name="Caligra" officeooo:rsid="004557dc" officeooo:paragraph-rsid="00540c2c"/>
    </style:style>
    <style:style style:name="P18" style:family="paragraph" style:parent-style-name="Standard">
      <style:text-properties style:font-name="Caligra" officeooo:rsid="00726075" officeooo:paragraph-rsid="00726075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1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a46c8" officeooo:paragraph-rsid="006a46c8" style:font-size-asian="11pt" style:font-weight-asian="bold" style:font-name-complex="Arial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7089f0" style:font-size-asian="11pt" style:font-size-complex="11pt"/>
    </style:style>
    <style:style style:name="P23" style:family="paragraph" style:parent-style-name="Standard">
      <style:text-properties style:font-name="Caligra" officeooo:rsid="0073d1a1" officeooo:paragraph-rsid="0073d1a1"/>
    </style:style>
    <style:style style:name="P24" style:family="paragraph" style:parent-style-name="Standard">
      <style:text-properties style:font-name="Caligra" officeooo:rsid="007596d0" officeooo:paragraph-rsid="007596d0"/>
    </style:style>
    <style:style style:name="P25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7089f0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9f7ee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5fe045" style:font-style-asian="italic" style:font-style-complex="italic"/>
    </style:style>
    <style:style style:name="T8" style:family="text">
      <style:text-properties fo:font-style="italic" officeooo:rsid="007089f0" style:font-style-asian="italic" style:font-style-complex="italic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5bac0c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6fc250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officeooo:rsid="006a4fe1" style:font-size-asian="11pt" style:font-weight-asian="bold" style:font-name-complex="Arial" style:font-size-complex="11pt"/>
    </style:style>
    <style:style style:name="T16" style:family="text">
      <style:text-properties officeooo:rsid="0065273d"/>
    </style:style>
    <style:style style:name="T17" style:family="text">
      <style:text-properties officeooo:rsid="006807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La dernière fois :</text:span><text:span text:style-name="T6">’’’</text:span><text:span text:style-name="T7">Nous avons :- corrigé l’évaluation- terminé l’activité 2-commencé l’activité 1 (mais pas fait l’expérience)</text:span><text:span text:style-name="T6">’’’</text:span></text:p>
      <text:p text:style-name="P22"><text:span text:style-name="T6">P</text:span><text:span text:style-name="T5">our aujourd’hui : </text:span><text:span text:style-name="T7">Finir de recopier la correction de l’évaluation </text:span><text:span text:style-name="T8">+ </text:span><text:span text:style-name="T7">Votre exercice des vacances </text:span></text:p>
      <text:p text:style-name="P21">Vendredi 8 janvie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9"><text:span text:style-name="T13">Séance </text:span><text:span text:style-name="T15">15</text:span><text:span text:style-name="T13">: </text:span><text:span text:style-name="T14">Fiche de préparation</text:span><text:span text:style-name="T10"> <text:s/></text:span></text:p>
            <text:p text:style-name="P20"><text:span text:style-name="T10">c</text:span><text:span text:style-name="T9">lasse : <text:s/></text:span><text:span text:style-name="T11">4e</text:span><text:span text:style-name="T12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2" office:value-type="string">
            <text:p text:style-name="P5">Appel</text:p>
          </table:table-cell>
          <table:table-cell table:style-name="Tableau1.B2" office:value-type="string">
            <text:p text:style-name="P12"/>
          </table:table-cell>
          <table:table-cell table:style-name="Tableau1.A2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11">Changement de plan de classe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5">
          <table:table-cell table:style-name="Tableau1.A4" office:value-type="string">
            <text:p text:style-name="P7">Rappel de vie de classe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6">Rappel d’avant les vacances à l’oral + résultat de l’expérience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4"/>
          </table:table-cell>
        </table:table-row>
        <table:table-row table:style-name="Tableau1.7">
          <table:table-cell table:style-name="Tableau1.A4" office:value-type="string">
            <text:p text:style-name="P8">Corriger ensemble <text:span text:style-name="T16">l’activité 1</text:span></text:p>
          </table:table-cell>
          <table:table-cell table:style-name="Tableau1.B4" office:value-type="string">
            <text:p text:style-name="P23">Act1 du doute</text:p>
          </table:table-cell>
          <table:table-cell table:style-name="Tableau1.A4" office:value-type="string">
            <text:p text:style-name="P17"/>
          </table:table-cell>
        </table:table-row>
        <table:table-row table:style-name="Tableau1.7">
          <table:table-cell table:style-name="Tableau1.A4" office:value-type="string">
            <text:p text:style-name="P9">Bilan de cours (+ vérifier correction recopié)</text:p>
          </table:table-cell>
          <table:table-cell table:style-name="Tableau1.B4" office:value-type="string">
            <text:p text:style-name="P18">pap</text:p>
          </table:table-cell>
          <table:table-cell table:style-name="Tableau1.A4" office:value-type="string">
            <text:p text:style-name="P17"/>
          </table:table-cell>
        </table:table-row>
        <table:table-row table:style-name="Tableau1.7">
          <table:table-cell table:style-name="Tableau1.A4" office:value-type="string">
            <text:p text:style-name="P9">Présenter la simulation</text:p>
            <text:p text:style-name="P9">* pk moi j’aime ? L’interactivité</text:p>
            <text:p text:style-name="P9">* c’est une plus value pour vous ?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7"/>
          </table:table-cell>
        </table:table-row>
        <table:table-row table:style-name="Tableau1.7">
          <table:table-cell table:style-name="Tableau1.A4" office:value-type="string">
            <text:p text:style-name="P9">C<text:span text:style-name="T17">ommencer l’activité 2</text:span></text:p>
          </table:table-cell>
          <table:table-cell table:style-name="Tableau1.B4" office:value-type="string">
            <text:p text:style-name="P24">act2</text:p>
          </table:table-cell>
          <table:table-cell table:style-name="Tableau1.A4" office:value-type="string">
            <text:p text:style-name="P17"/>
          </table:table-cell>
        </table:table-row>
        <table:table-row table:style-name="Tableau1.7">
          <table:table-cell table:style-name="Tableau1.A4" office:value-type="string">
            <text:p text:style-name="P10">Agenda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7"/>
          </table:table-cell>
        </table:table-row>
      </table:table>
      <text:p text:style-name="P16"/>
      <text:p text:style-name="P3"><text:span text:style-name="T1">Pour la prochaine fois </text:span><text:span text:style-name="T2">: </text:span><text:span text:style-name="T3">Faire les questions 1 à 7 de l’activité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0M40S</meta:editing-duration>
    <meta:editing-cycles>21</meta:editing-cycles>
    <meta:generator>LibreOffice/7.0.4.2$Linux_X86_64 LibreOffice_project/00$Build-2</meta:generator>
    <meta:creation-date>2021-01-06T22:52:22.980834189</meta:creation-date>
    <meta:initial-creator>J Cercy</meta:initial-creator>
    <dc:date>2021-01-07T23:55:13.876958683</dc:date>
    <dc:creator>J Cercy</dc:creator>
    <meta:document-statistic meta:table-count="1" meta:image-count="0" meta:object-count="0" meta:page-count="1" meta:paragraph-count="23" meta:word-count="118" meta:character-count="715" meta:non-whitespace-character-count="616"/>
    <meta:template xlink:type="simple" xlink:actuate="onRequest" xlink:title="fiche_de_prep_type" xlink:href="../../../../../../../mes_ressources/document%20type/fiche_de_prep_type.ott" meta:date="2021-01-06T22:55:29.131368914"/>
  </office:meta>
</office:document-meta>
</file>